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6.986cm" fo:margin-left="0.037cm" fo:margin-right="-0.023cm" table:align="margins"/>
    </style:style>
    <style:style style:name="Table3.A" style:family="table-column">
      <style:table-column-properties style:column-width="8.467cm" style:rel-column-width="32665*"/>
    </style:style>
    <style:style style:name="Table3.B" style:family="table-column">
      <style:table-column-properties style:column-width="8.52cm" style:rel-column-width="3287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ize="11pt" fo:font-weight="bold" style:font-size-asian="11pt" style:font-weight-asian="bold" style:font-size-complex="11pt" style:font-weight-complex="bold"/>
    </style:style>
    <style:style style:name="P8"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9" style:family="paragraph" style:parent-style-name="Standard">
      <style:paragraph-properties style:border-line-width-bottom="0.002cm 0.035cm 0.002cm" fo:padding="0.074cm" fo:border-left="none" fo:border-right="none" fo:border-top="none" fo:border-bottom="0.039cm double #000000" style:join-border="false"/>
      <style:text-properties fo:font-weight="bold" style:font-weight-asian="bold" style:font-weight-complex="bold"/>
    </style:style>
    <style:style style:name="P10" style:family="paragraph" style:parent-style-name="Standard">
      <style:paragraph-properties style:border-line-width-bottom="0.002cm 0.035cm 0.002cm" fo:padding="0.074cm" fo:border-left="none" fo:border-right="none" fo:border-top="none" fo:border-bottom="0.039cm double #000000" style:join-border="false"/>
      <style:text-properties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1">
      <style:text-properties fo:font-weight="normal" style:font-weight-asian="normal" style:font-weight-complex="normal"/>
    </style:style>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list-style-name="L4">
      <style:text-properties fo:font-weight="normal" style:font-weight-asian="normal" style:font-weight-complex="normal"/>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Standard" style:list-style-name="L2">
      <style:text-properties fo:font-style="italic" fo:font-weight="normal" style:font-style-asian="italic" style:font-weight-asian="normal" style:font-style-complex="italic" style:font-weight-complex="normal"/>
    </style:style>
    <style:style style:name="P18" style:family="paragraph" style:parent-style-name="Standard" style:list-style-name="L6">
      <style:text-properties fo:font-style="italic" fo:font-weight="normal" style:font-style-asian="italic" style:font-weight-asian="normal" style:font-style-complex="italic" style:font-weight-complex="normal"/>
    </style:style>
    <style:style style:name="P19" style:family="paragraph" style:parent-style-name="Standard" style:list-style-name="L3">
      <style:text-properties fo:font-style="italic" fo:font-weight="bold" style:font-style-asian="italic" style:font-weight-asian="bold" style:font-style-complex="italic" style:font-weight-complex="bold"/>
    </style:style>
    <style:style style:name="P20" style:family="paragraph" style:parent-style-name="Standard" style:list-style-name="L4">
      <style:text-properties fo:font-weight="bold" style:font-weight-asian="bold" style:font-weight-complex="bold"/>
    </style:style>
    <style:style style:name="P21" style:family="paragraph" style:parent-style-name="Standard">
      <style:text-properties fo:font-size="11pt" fo:font-weight="bold" style:font-size-asian="11pt" style:font-weight-asian="bold" style:font-size-complex="11pt" style:font-weight-complex="bold"/>
    </style:style>
    <style:style style:name="P22"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list-style-name="L5">
      <style:text-properties fo:font-style="normal" fo:font-weight="bold" style:font-style-asian="normal" style:font-weight-asian="bold" style:font-style-complex="normal" style:font-weight-complex="bold"/>
    </style:style>
    <style:style style:name="P24" style:family="paragraph" style:parent-style-name="Standard" style:list-style-name="L7">
      <style:text-properties fo:font-style="normal" fo:font-weight="bold" style:font-style-asian="normal" style:font-weight-asian="bold" style:font-style-complex="normal" style:font-weight-complex="bold"/>
    </style:style>
    <style:style style:name="P25" style:family="paragraph" style:parent-style-name="Standard" style:list-style-name="L8">
      <style:text-properties fo:font-style="normal" fo:font-weight="bold" style:font-style-asian="normal" style:font-weight-asian="bold" style:font-style-complex="normal" style:font-weight-complex="bold"/>
    </style:style>
    <style:style style:name="P26" style:family="paragraph" style:parent-style-name="Standard"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variant="normal" fo:text-transform="none" fo:color="#222222" style:font-name="arial" fo:font-size="9.75pt" fo:letter-spacing="normal" fo:font-style="normal" fo:font-weight="normal" style:font-weight-asian="normal" style:font-weight-complex="normal"/>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size="12pt" fo:font-style="italic" fo:font-weight="normal" style:font-size-asian="12pt" style:font-style-asian="italic" style:font-weight-asian="normal" style:font-size-complex="12pt" style:font-style-complex="italic"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text:start-value="100"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Installation Requirements:</text:p>
      <text:p text:style-name="P1">Following are the softwares and libraries required for running Amrita Multimedia metadata Extractor.</text:p>
      <text:p text:style-name="P1"/>
      <text:p text:style-name="P1">Python2.6</text:p>
      <text:p text:style-name="P1">orange – </text:p>
      <text:p text:style-name="P2">Once python is installed follow the below steps:</text:p>
      <text:list xml:id="list614982926" text:style-name="L1">
        <text:list-item>
          <text:list>
            <text:list-item>
              <text:list>
                <text:list-item>
                  <text:p text:style-name="P12"><text:span text:style-name="T2">Copy the orange folder into </text:span><text:span text:style-name="T10">/usr/local/lib/python2.6/dist-packages</text:span></text:p>
                </text:list-item>
                <text:list-item>
                  <text:p text:style-name="P13">Make root as owner for orange folder. Let all others have "Access files" folder permission</text:p>
                </text:list-item>
                <text:list-item>
                  <text:p text:style-name="P13">Copy orange.pth file that I have attached in "/usr/local/lib/python2.6/dist-packages"</text:p>
                </text:list-item>
              </text:list>
            </text:list-item>
          </text:list>
        </text:list-item>
      </text:list>
      <text:p text:style-name="P1">nltk_data – Copy nltk_data foldet into keyphrase folder and provide read&amp;write permission to all users</text:p>
      <text:p text:style-name="P1"/>
      <text:p text:style-name="P9">Once the above libraries are installed, the metadata extractor is ready to be used</text:p>
      <text:p text:style-name="P3"/>
      <text:p text:style-name="P3">Keyphrase extraction can be done by the executing the below script:</text:p>
      <text:p text:style-name="P3">1. Goto the “keyphrase” directory</text:p>
      <text:p text:style-name="P3">2. Use the below script to extract keyphrases</text:p>
      <text:p text:style-name="P4">./keyphrase.sh &lt;audio_video_mode&gt; &lt;transcript_name&gt; &lt;stemmer_name&gt; &lt;pos_status&gt; &lt;max_gram_size&gt; &lt;pos_filter_file_name&gt; &lt;feature_list&gt; &lt;trained_file_location&gt;</text:p>
      <text:p text:style-name="P4"/>
      <text:list xml:id="list611910746" text:style-name="L2">
        <text:list-item>
          <text:list>
            <text:list-header>
              <text:p text:style-name="P17">Note: All the parameters are mandatory</text:p>
              <text:p text:style-name="P14"><text:span text:style-name="T1">e.g.1</text:span> <text:span text:style-name="T4">./keyphrase.sh a CG1.txt Porter_Stemmer disable 4 none 'cscore,localspan' all_features.tab</text:span></text:p>
              <text:list>
                <text:list-header>
                  <text:p text:style-name="P17">the above script will perform porter-stemming without pos filtering and extract candidate grams for maximum 4 grams. It will then extract feature values for cscore and local span and extract keyphrases based on the featr all_features.tab training file </text:p>
                </text:list-header>
              </text:list>
            </text:list-header>
          </text:list>
        </text:list-item>
      </text:list>
      <text:p text:style-name="P2"><text:span text:style-name="T4"><text:tab/> <text:s text:c="4"/></text:span><text:span text:style-name="T6">e.g.2</text:span><text:span text:style-name="T4"> ./keyphrase.sh av CG1.txt Porter-Stemmer enable 4 pos_filter.txt 'cscore,localspan,cuewords,cont_ratio' all_features.tab </text:span></text:p>
      <text:p text:style-name="P3"/>
      <text:p text:style-name="P3"><text:tab/><text:tab/>the above script will perform porter-stemming with pos filtering <text:s/>based on the file pos_filter.txt and extract candidate grams for maximum 4 grams from both audio transcript and text area of video. It will then extract feature values for cscore,cuewords and local span and extract keyphrases based on the featr all_features.tab training file</text:p>
      <text:p text:style-name="P3"/>
      <text:p text:style-name="P5">Audio_Video_Mode: &lt;audio_video_mode&gt; could be one of the below options:</text:p>
      <text:p text:style-name="P5"/>
      <table:table table:name="Table3" table:style-name="Table3">
        <table:table-column table:style-name="Table3.A"/>
        <table:table-column table:style-name="Table3.B"/>
        <table:table-row>
          <table:table-cell table:style-name="Table3.A1" office:value-type="string">
            <text:p text:style-name="P11">Argument to be passed</text:p>
          </table:table-cell>
          <table:table-cell table:style-name="Table3.B1" office:value-type="string">
            <text:p text:style-name="P11">Description</text:p>
          </table:table-cell>
        </table:table-row>
        <table:table-row>
          <table:table-cell table:style-name="Table3.A2" office:value-type="string">
            <text:p text:style-name="Table_20_Contents"><text:s/>av</text:p>
          </table:table-cell>
          <table:table-cell table:style-name="Table3.B2" office:value-type="string">
            <text:p text:style-name="Table_20_Contents">Performs preprocessing and keyphrase extraction from both audio transcript and text area of video</text:p>
          </table:table-cell>
        </table:table-row>
        <table:table-row>
          <table:table-cell table:style-name="Table3.A2" office:value-type="string">
            <text:p text:style-name="Table_20_Contents"><text:s/>a</text:p>
          </table:table-cell>
          <table:table-cell table:style-name="Table3.B2" office:value-type="string">
            <text:p text:style-name="Table_20_Contents">Performs preprocessing and keyphrase extraction from only audio transcript</text:p>
          </table:table-cell>
        </table:table-row>
        <table:table-row>
          <table:table-cell table:style-name="Table3.A2" office:value-type="string">
            <text:p text:style-name="Table_20_Contents"><text:s/>v</text:p>
          </table:table-cell>
          <table:table-cell table:style-name="Table3.B2" office:value-type="string">
            <text:p text:style-name="Table_20_Contents">Performs preprocessing and keyphrase extraction from only text area of video</text:p>
          </table:table-cell>
        </table:table-row>
      </table:table>
      <text:p text:style-name="P5"/>
      <text:p text:style-name="P5">Stemming options: &lt;Stemmer name&gt; could be one of the below options</text:p>
      <table:table table:name="Table1" table:style-name="Table1">
        <table:table-column table:style-name="Table1.A"/>
        <table:table-column table:style-name="Table1.B"/>
        <text:soft-page-break/>
        <table:table-row>
          <table:table-cell table:style-name="Table1.A1" office:value-type="string">
            <text:p text:style-name="P11">Argument to be passed</text:p>
          </table:table-cell>
          <table:table-cell table:style-name="Table1.B1" office:value-type="string">
            <text:p text:style-name="P11">Description</text:p>
          </table:table-cell>
        </table:table-row>
        <table:table-row>
          <table:table-cell table:style-name="Table1.A2" office:value-type="string">
            <text:p text:style-name="Table_20_Contents">Porter-Stemmer</text:p>
          </table:table-cell>
          <table:table-cell table:style-name="Table1.B2" office:value-type="string">
            <text:p text:style-name="Table_20_Contents">Performs Porter-Stemming</text:p>
          </table:table-cell>
        </table:table-row>
        <table:table-row>
          <table:table-cell table:style-name="Table1.A2" office:value-type="string">
            <text:p text:style-name="Table_20_Contents">Lancaster-Stemmer</text:p>
          </table:table-cell>
          <table:table-cell table:style-name="Table1.B2" office:value-type="string">
            <text:p text:style-name="Table_20_Contents">Performs Lancaster Stemming</text:p>
          </table:table-cell>
        </table:table-row>
        <table:table-row>
          <table:table-cell table:style-name="Table1.A2" office:value-type="string">
            <text:p text:style-name="Table_20_Contents">WordNet-Lemmatizer</text:p>
          </table:table-cell>
          <table:table-cell table:style-name="Table1.B2" office:value-type="string">
            <text:p text:style-name="Table_20_Contents">Performs wordnet Lemmaization</text:p>
          </table:table-cell>
        </table:table-row>
        <table:table-row>
          <table:table-cell table:style-name="Table1.A2" office:value-type="string">
            <text:p text:style-name="Table_20_Contents">None</text:p>
          </table:table-cell>
          <table:table-cell table:style-name="Table1.B2" office:value-type="string">
            <text:p text:style-name="Table_20_Contents">No Stemming</text:p>
          </table:table-cell>
        </table:table-row>
      </table:table>
      <text:p text:style-name="P5"/>
      <text:p text:style-name="P5">POS tagging options:&lt;pos_status&gt; could be one of the below options</text:p>
      <table:table table:name="Table2" table:style-name="Table2">
        <table:table-column table:style-name="Table2.A"/>
        <table:table-column table:style-name="Table2.B"/>
        <table:table-row>
          <table:table-cell table:style-name="Table2.A1" office:value-type="string">
            <text:p text:style-name="P11">Argument to be passed</text:p>
          </table:table-cell>
          <table:table-cell table:style-name="Table2.B1" office:value-type="string">
            <text:p text:style-name="P11">Description</text:p>
          </table:table-cell>
        </table:table-row>
        <table:table-row>
          <table:table-cell table:style-name="Table2.A2" office:value-type="string">
            <text:p text:style-name="Table_20_Contents">enable</text:p>
          </table:table-cell>
          <table:table-cell table:style-name="Table2.B2" office:value-type="string">
            <text:p text:style-name="Table_20_Contents">Performs POS tagging using nltk library. &lt;<text:span text:style-name="T5">pos_filter_file_name&gt; parameter </text:span><text:span text:style-name="T8">should be set </text:span><text:span text:style-name="T8">to the filter file name in this case.</text:span></text:p>
          </table:table-cell>
        </table:table-row>
        <table:table-row>
          <table:table-cell table:style-name="Table2.A2" office:value-type="string">
            <text:p text:style-name="Table_20_Contents">disable</text:p>
          </table:table-cell>
          <table:table-cell table:style-name="Table2.B2" office:value-type="string">
            <text:p text:style-name="Table_20_Contents">Does not perform POS tagging. <text:s/>&lt;<text:span text:style-name="T5">pos_filter_file_name&gt; parameter </text:span><text:span text:style-name="T8">should be set to none in this case</text:span></text:p>
          </table:table-cell>
        </table:table-row>
      </table:table>
      <text:p text:style-name="P3"/>
      <text:p text:style-name="P4">feature_list: &lt; feature_list&gt; could be one or more of the following with comma seperated</text:p>
      <text:list xml:id="list1846746976" text:style-name="L3">
        <text:list-item>
          <text:p text:style-name="P19">dispersion</text:p>
        </text:list-item>
        <text:list-item>
          <text:p text:style-name="P19">cscore</text:p>
        </text:list-item>
        <text:list-item>
          <text:p text:style-name="P19">localspan</text:p>
        </text:list-item>
        <text:list-item>
          <text:p text:style-name="P19">cuewords</text:p>
        </text:list-item>
        <text:list-item>
          <text:p text:style-name="P19">tfidf</text:p>
        </text:list-item>
        <text:list-item>
          <text:p text:style-name="P19">cont_ratio</text:p>
        </text:list-item>
        <text:list-item>
          <text:p text:style-name="P19">freq_ratio</text:p>
          <text:p text:style-name="P19"/>
        </text:list-item>
      </text:list>
      <text:p text:style-name="P10">Note: All parameters in the script are mandatory</text:p>
      <text:p text:style-name="P3"/>
      <text:p text:style-name="P3">Below documentation is the step by step explanantion of each phase involved in extracting keyphrases and the corresponding scripts. Users could also try them seperately to understand the keyphrase extraction in detail.</text:p>
      <text:p text:style-name="P3"/>
      <text:p text:style-name="P2">Following are the two broad stages for keyphrase extraction:</text:p>
      <text:list xml:id="list203132134" text:style-name="L4">
        <text:list-item>
          <text:p text:style-name="P20">Pre-processing Stage:</text:p>
          <text:list>
            <text:list-header>
              <text:p text:style-name="P15">This takes the text transcript file as input and provides the candidate phrases as output. Following are the steps involved in pre-processing.</text:p>
              <text:list>
                <text:list-header>
                  <text:p text:style-name="P15">a. Identify Part-Of-Speech Tagging <text:s/>&amp; Stem the tokens to their root words</text:p>
                  <text:p text:style-name="P15">b. Extract candidate grams for keyphrase extraction</text:p>
                </text:list-header>
              </text:list>
            </text:list-header>
          </text:list>
        </text:list-item>
      </text:list>
      <text:p text:style-name="Standard"/>
      <text:p text:style-name="Standard">1.a . <text:span text:style-name="T11">Identify Part-Of-Speech Tagging <text:s/>&amp; Stem the tokens to their root words:</text:span></text:p>
      <text:p text:style-name="P7"><text:tab/>Audio: <text:s/>The script takes transcript file as input from “transcript” folder and performs POS tagging and stemming</text:p>
      <text:p text:style-name="P3"><text:tab/>python pos.py &lt;input text transcript file&gt; &lt;Stemmer name&gt; &lt;enable/disable POS tagging&gt;</text:p>
      <text:p text:style-name="Standard"><text:span text:style-name="T2"><text:tab/></text:span><text:span text:style-name="T1">e.g. 1.</text:span><text:span text:style-name="T2"> </text:span><text:span text:style-name="T3">python pos.py CG1.txt Porter-Stemmer enable</text:span></text:p>
      <text:p text:style-name="Standard"><text:span text:style-name="T3"><text:tab/></text:span><text:span text:style-name="T8">the above sample script will perform POS tagging and porter stemming.</text:span></text:p>
      <text:p text:style-name="Standard"><text:span text:style-name="T8"><text:tab/></text:span><text:span text:style-name="T6">e.g 2. </text:span><text:span text:style-name="T3">python pos.py CG1.txt none enable</text:span></text:p>
      <text:p text:style-name="Standard"><text:span text:style-name="T3"><text:tab/></text:span><text:span text:style-name="T8">the above script will perform POS tagging and no stemming</text:span></text:p>
      <text:p text:style-name="Standard"><text:span text:style-name="T3"><text:tab/></text:span><text:span text:style-name="T6">e.g. 3</text:span><text:span text:style-name="T3"> python pos.py CG1.txt Lancaster-Stemmer disable</text:span></text:p>
      <text:p text:style-name="Standard"><text:span text:style-name="T3"><text:tab/></text:span><text:span text:style-name="T8">the above script will perform Lancaster-Stemming and no POS tagging</text:span></text:p>
      <text:p text:style-name="Standard"><text:tab/><text:span text:style-name="T11">Video:</text:span></text:p>
      <text:p text:style-name="Standard"><text:span text:style-name="T11"><text:tab/>The script takes text extracted from text slides of video as input from “videototextslides” folder </text:span><text:soft-page-break/><text:span text:style-name="T11">and performs POS tagging and stemming</text:span></text:p>
      <text:p text:style-name="Standard"><text:span text:style-name="T11"><text:tab/></text:span> <text:span text:style-name="T3">python text_stem.py &lt;transcript_name&gt; &lt;stemmer_name&gt;</text:span></text:p>
      <text:p text:style-name="P3"><text:tab/>e.g.1 python text_stem.py CG1.txt “Porter-Stemmer”</text:p>
      <text:p text:style-name="P3"><text:s/></text:p>
      <text:p text:style-name="Standard">1.b. <text:span text:style-name="T2">Extract candidate grams for keyphrase extraction:</text:span></text:p>
      <text:p text:style-name="P2">There are two scripts for candidate keyphrase extraction:</text:p>
      <text:p text:style-name="P7">Audio:</text:p>
      <text:p text:style-name="Standard"><text:span text:style-name="T3">grams.py</text:span><text:span text:style-name="T2"> – to be used when grams are extracted only based on stopword removal criteria. i.e. No filtering based on POS tagging is done</text:span></text:p>
      <text:p text:style-name="P2"/>
      <text:p text:style-name="Standard"><text:span text:style-name="T2"><text:tab/></text:span><text:span text:style-name="T3">python grams.py &lt;transcript_name&gt; &lt;maximum_gram_size&gt; &lt;stemmer_name&gt;</text:span></text:p>
      <text:p text:style-name="Standard"><text:span text:style-name="T1"><text:tab/>e.g. 1.</text:span><text:span text:style-name="T2"> </text:span><text:span text:style-name="T3"><text:s/>python grams.py CG1.txt 4 Porter-Stemmer</text:span></text:p>
      <text:p text:style-name="P2"><text:span text:style-name="T4"><text:tab/></text:span><text:span text:style-name="T9">the above sample script will upto 4 ngrams with porter-stemming.</text:span></text:p>
      <text:p text:style-name="P5"/>
      <text:p text:style-name="P2"><text:span text:style-name="T4">grams_pos.py</text:span> – to be used when candidate grams are extracted based on the POS filtering</text:p>
      <text:p text:style-name="P2"/>
      <text:p text:style-name="P2"><text:tab/><text:span text:style-name="T4">python grams_pos.py &lt;transcript_name&gt; &lt;maximum_gram_size&gt; &lt;pos_filter_defined_file&gt; &lt;stemmer_name&gt;</text:span></text:p>
      <text:p text:style-name="P3"/>
      <text:p text:style-name="P2"><text:span text:style-name="T4"><text:tab/></text:span><text:span text:style-name="T6">e.g.1. </text:span><text:span text:style-name="T4">python grams_pos.py CG1.txt 4 pos_filter.txt "Porter-Stemmer"</text:span></text:p>
      <text:p text:style-name="P2"><text:span text:style-name="T4"><text:tab/></text:span><text:span text:style-name="T9">the above script with extract upto 4 ngrams that satisfy the pos diltering criteria given in pos_filter.txt file. In thiis case all the n-grams that satify the below 4 pos_filter will be considered for candidate ngrams.</text:span></text:p>
      <text:p text:style-name="P5"/>
      <text:p text:style-name="P5"><text:tab/>pos_filter.txt file:</text:p>
      <text:p text:style-name="Standard"><text:span text:style-name="T9"><text:tab/><text:tab/></text:span><text:span text:style-name="T8">NN,VB,NN </text:span></text:p>
      <text:p text:style-name="P5"><text:tab/><text:tab/>VB,ANY,VB </text:p>
      <text:p text:style-name="P5"><text:tab/><text:tab/>VB,VB,VB </text:p>
      <text:p text:style-name="P5"><text:tab/><text:tab/>NN,NN </text:p>
      <text:p text:style-name="P5"><text:tab/><text:tab/>IN,NN</text:p>
      <text:p text:style-name="P8">Text Area of Video:</text:p>
      <text:p text:style-name="P8"><text:tab/><text:span text:style-name="T12">python extractgrams.py &lt;transcript_name&gt; &lt;max_gram&gt;</text:span></text:p>
      <text:p text:style-name="P22"><text:tab/></text:p>
      <text:p text:style-name="P22"><text:tab/>e.g.1. python extractgrams.py CG1.txt 4</text:p>
      <text:p text:style-name="P6">With this the pre-processing and extraction of candidate n-grams in completed.</text:p>
      <text:p text:style-name="P6"/>
      <text:list xml:id="list783410646" text:style-name="L5">
        <text:list-item>
          <text:p text:style-name="P23">Feature Extraction Stage</text:p>
          <text:p text:style-name="P23">This stage consists of following steps:</text:p>
          <text:list>
            <text:list-header>
              <text:p text:style-name="P23">a. Feature Extraction of candidate values</text:p>
              <text:p text:style-name="P23">b. Preparing input file for machine learning</text:p>
              <text:p text:style-name="P23">c. Executing machine learning and extracting keyphrases</text:p>
            </text:list-header>
          </text:list>
        </text:list-item>
      </text:list>
      <text:p text:style-name="P6"/>
      <text:p text:style-name="P6">a. Feature Extraction of candidate values:</text:p>
      <text:p text:style-name="P6">2.1. Audio Features:</text:p>
      <text:p text:style-name="P5">There are currently 5 features available for extracting keyphrases from audio transcript. For each candidate phrase that is extracted using pre-processing stage, the feature value is calculated. </text:p>
      <text:p text:style-name="P5"/>
      <text:p text:style-name="P2"><text:span text:style-name="T9">2.1.a </text:span><text:span text:style-name="T6">cscore.py – </text:span><text:span text:style-name="T9">This is useful to identify nested collocations thereby improving the accuracy </text:span></text:p>
      <text:p text:style-name="P2"><text:span text:style-name="T9">of keyphrase extraction</text:span><text:span text:style-name="T6"> </text:span></text:p>
      <text:p text:style-name="P2"><text:span text:style-name="T6"><text:tab/></text:span><text:span text:style-name="T4">python <text:s/>audio_features/cscore.py &lt;transcript_name&gt; &lt;stemmer_name&gt;</text:span></text:p>
      <text:p text:style-name="P2"><text:span text:style-name="T6"><text:tab/>e.g.1. </text:span><text:span text:style-name="T4">python audio_features/cscore.py CG1.txt "Porter-Stemmer”</text:span></text:p>
      <text:p text:style-name="P5">The above example script will create CG1_cscore.txt file. This will contain cscore for each candidate phrase extracted.</text:p>
      <text:p text:style-name="P5"><text:soft-page-break/></text:p>
      <text:p text:style-name="P2"><text:span text:style-name="T9">2.1.b <text:s/></text:span><text:span text:style-name="T6">localspan.py- </text:span><text:span text:style-name="T9">Phrases that are sub-topics, are often clustered on a specific segments of a lecture. We define Local Span as a feature to identify such locally clustered phrases. </text:span></text:p>
      <text:p text:style-name="P2"><text:span text:style-name="T9"><text:tab/></text:span><text:span text:style-name="T4">python audio_features/localspan.py &lt;transcript_name&gt; &lt;max_gram&gt; &lt;stemmer_name&gt;</text:span></text:p>
      <text:p text:style-name="P3"><text:tab/>e.g.1 python audio_features/localspan.py CG1.txt 4 "Porter-Stemmer"</text:p>
      <text:p text:style-name="P2"><text:span text:style-name="T4"><text:tab/></text:span><text:span text:style-name="T9">The above example script will create CG1_localspan.txt file. This will contain localspan for each candidate phrase extracted.</text:span></text:p>
      <text:p text:style-name="P6">2.1.c cue.py-</text:p>
      <text:list xml:id="list688628929" text:style-name="L6">
        <text:list-item>
          <text:list>
            <text:list-item>
              <text:list>
                <text:list-header>
                  <text:p text:style-name="P18">python audio_features/cue.py &lt;transcript_name&gt; &lt;stemmer_name&gt;&lt;max_gram&gt;</text:p>
                  <text:p text:style-name="P26"><text:span text:style-name="T3">e.g.1</text:span><text:span text:style-name="T6"><text:tab/></text:span><text:span text:style-name="T3">python audio_features/cue.py CG1.txt "Porter-Stemmer" 4</text:span></text:p>
                </text:list-header>
              </text:list>
            </text:list-item>
          </text:list>
        </text:list-item>
      </text:list>
      <text:p text:style-name="Standard"><text:span text:style-name="T3"><text:tab/></text:span><text:span text:style-name="T8">The above example script will create CG1_cue.txt file. This will contain the phrases following cuewords in the transcript.</text:span></text:p>
      <text:p text:style-name="Standard"><text:span text:style-name="T8">2.1.d </text:span><text:span text:style-name="T7">tfidf.py -</text:span></text:p>
      <text:list xml:id="list384340207" text:continue-numbering="true" text:style-name="L6">
        <text:list-item>
          <text:list>
            <text:list-item>
              <text:list>
                <text:list-header>
                  <text:p text:style-name="P18">python audio_features/tfidf.py &lt;stemmer_name&gt; &lt;max_gram&gt; &lt;transcript_name&gt;</text:p>
                  <text:p text:style-name="P18">e.g.1: </text:p>
                  <text:p text:style-name="P18">python audio_features/tfidf.py "Porter-Stemmer" 4 "CG1.txt</text:p>
                </text:list-header>
              </text:list>
            </text:list-item>
          </text:list>
        </text:list-item>
      </text:list>
      <text:p text:style-name="P5"><text:tab/>The above example script will create CG1_tfidf.txt file. This will contain the tfidf values of all candidate phrases in the transcript.</text:p>
      <text:p text:style-name="P5"/>
      <text:p text:style-name="P2"><text:span text:style-name="T9">2.1.e </text:span><text:span text:style-name="T6">dispersion.py</text:span><text:span text:style-name="T9"> -</text:span></text:p>
      <text:p text:style-name="P2"><text:span text:style-name="T9"><text:tab/><text:tab/></text:span><text:span text:style-name="T4">python audio_features/dispersion.py &lt;transcript_name&gt; &lt;max_gram&gt; &lt;stemmer_name&gt;</text:span></text:p>
      <text:p text:style-name="P3"><text:tab/><text:tab/>e.g.1:</text:p>
      <text:p text:style-name="P5"><text:tab/><text:tab/>python audio_features/dispersion.py CG1.txt 4 "Porter-Stemmer"</text:p>
      <text:p text:style-name="P5"><text:tab/>The above example script will create CG1_disp.txt file. This will contain the dispersion values of all candidate phrases in the transcript.</text:p>
      <text:p text:style-name="P5"><text:span text:style-name="T1"><text:s/>2.2 Text Area of Video Features: </text:span>There are currently 2 features available for text area of video.</text:p>
      <text:p text:style-name="P5">2.1.a) <text:span text:style-name="T1">Contiguous_Occurance_Ratio</text:span>(contiguous_occurance_ratio.py):</text:p>
      <text:p text:style-name="P5"><text:tab/><text:span text:style-name="T4">python video_features/contiguous_count_ratio.py &lt;transcript_name&gt; &lt;output_file_extension&gt;</text:span></text:p>
      <text:p text:style-name="P3"><text:tab/>e.g.1 : python video_features/contiguous_count_ratio.py CG1.txt “_cont.txt”</text:p>
      <text:p text:style-name="P5"><text:span text:style-name="T4"><text:tab/></text:span>The above script will calculate <text:s/><text:span text:style-name="T4">contiguous_count_ratio feature for all the ngrams extracted from text area and provide the feature results in CG1_cont.txt</text:span></text:p>
      <text:p text:style-name="P6"/>
      <text:p text:style-name="P5">2.1.a) <text:span text:style-name="T1">Frequency Occurance Ratio</text:span>(freq_occur_Ratio.py):</text:p>
      <text:p text:style-name="P5"><text:tab/><text:span text:style-name="T4">python video_features/freq_occur_ratio.py &lt;transcript_name&gt; &lt;output_file_extension&gt;</text:span></text:p>
      <text:p text:style-name="P3"><text:tab/>e.g.1 : python video_features/freq_occur_ratio.py CG1.txt “_cont.txt”</text:p>
      <text:p text:style-name="P5"><text:span text:style-name="T4"><text:tab/></text:span>The above script will calculate <text:s/>freq<text:span text:style-name="T4">_occur_ratio feature for all the ngrams extracted from text area and provide the feature results in CG1_cont.txt</text:span></text:p>
      <text:p text:style-name="P6"/>
      <text:p text:style-name="P6">b. Preparing input file for machine learning</text:p>
      <text:p text:style-name="P6"><text:tab/><text:span text:style-name="T2">Next step is to create a .tab file with candidate keyphrases as rows and its relevant features values as the colums. This will be given as input to the machine learning. </text:span></text:p>
      <text:p text:style-name="P5"/>
      <text:p text:style-name="P3">python ml_audio/write.py &lt;transcript_name&gt; &lt;list_of_features&gt; &lt;feature_file_extension&gt; &lt;stemmer_name&gt;</text:p>
      <text:p text:style-name="P3"/>
      <text:p text:style-name="P3">e.g.1 : python ml_audio/write.py CG1.txt 'cscore,localspan,cuewords' '_cscore.txt,_localspan.txt,_cue.txt' Porter-Stemmer</text:p>
      <text:p text:style-name="P3"/>
      <text:p text:style-name="P5">The above script will create CG1.tab file in the output folder that will combine the cscore, localspan and cuewords features values of all candidate features of CG1</text:p>
      <text:list xml:id="list1514215468" text:style-name="L7">
        <text:list-item>
          <text:p text:style-name="P24"><text:soft-page-break/>Executing machine learning and extracting keyphrases</text:p>
        </text:list-item>
      </text:list>
      <text:p text:style-name="P6">Naive-Bayes:</text:p>
      <text:p text:style-name="P6"><text:tab/> <text:span text:style-name="T3">python ml_audio/Naive_Bayes/Naive-Bayes.py &lt;trained_file_complete_location&gt; &lt;input_file&gt;</text:span></text:p>
      <text:p text:style-name="P3"/>
      <text:p text:style-name="P3">e.g.1 python ml_audio/Naive-Bayes/Naive-Bayes.py all_features.tab CG1.tab</text:p>
      <text:p text:style-name="P3"/>
      <text:p text:style-name="P5">The above script will use all_features.tab as trained files and create a feature profile. Based on the created feature it will extract keyphrases from CG1.tab</text:p>
      <text:list xml:id="list939480619" text:continue-numbering="true" text:style-name="L7">
        <text:list-header>
          <text:p text:style-name="P24"/>
        </text:list-header>
      </text:list>
      <text:list xml:id="list1062062512" text:style-name="L8">
        <text:list-header>
          <text:p text:style-name="P2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litha </meta:initial-creator>
    <meta:creation-date>2012-01-13T12:22:08</meta:creation-date>
    <dc:date>2012-01-25T12:48:44</dc:date>
    <dc:creator>Vidhya </dc:creator>
    <meta:editing-duration>PT08H04M49S</meta:editing-duration>
    <meta:editing-cycles>120</meta:editing-cycles>
    <meta:generator>OpenOffice.org/3.2$Linux OpenOffice.org_project/320m12$Build-9483</meta:generator>
    <meta:document-statistic meta:table-count="3" meta:image-count="0" meta:object-count="0" meta:page-count="5" meta:paragraph-count="147" meta:word-count="1251" meta:character-count="9529"/>
  </office:meta>
</office:document-meta>
</file>